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ffff" draw:textarea-horizontal-align="justify" draw:textarea-vertical-align="middle" draw:auto-grow-height="false" fo:min-height="2.018cm" fo:min-width="1.766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2.016cm" fo:min-width="1.766cm"/>
    </style:style>
    <style:style style:name="gr3" style:family="graphic" style:parent-style-name="standard">
      <style:graphic-properties svg:stroke-color="#111111" draw:fill-color="#ffffff" draw:textarea-horizontal-align="justify" draw:textarea-vertical-align="middle" draw:auto-grow-height="false" fo:min-height="2.017cm" fo:min-width="1.766cm"/>
    </style:style>
    <style:style style:name="gr4" style:family="graphic" style:parent-style-name="standard">
      <style:graphic-properties svg:stroke-color="#111111" draw:fill-color="#ffffff" draw:textarea-horizontal-align="justify" draw:textarea-vertical-align="middle" draw:auto-grow-height="false" fo:min-height="2.018cm" fo:min-width="1.765cm"/>
    </style:style>
    <style:style style:name="gr5" style:family="graphic" style:parent-style-name="standard">
      <style:graphic-properties svg:stroke-color="#111111" draw:fill-color="#ffffff" draw:textarea-horizontal-align="justify" draw:textarea-vertical-align="middle" draw:auto-grow-height="false" fo:min-height="2.019cm" fo:min-width="1.765cm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2.016cm" fo:min-width="1.76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top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5" draw:id="id5" draw:layer="layout" svg:width="3.204cm" svg:height="3.206cm" svg:x="16.096cm" svg:y="22.7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04cm" svg:height="3.204cm" svg:x="16.096cm" svg:y="15.72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204cm" svg:height="3.205cm" svg:x="16.096cm" svg:y="1.2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204cm" svg:height="3.204cm" svg:x="16.096cm" svg:y="8.2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203cm" svg:height="3.206cm" svg:x="1.31cm" svg:y="15.7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3.203cm" svg:height="3.207cm" svg:x="1.31cm" svg:y="8.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" draw:id="id1" draw:layer="layout" svg:width="3.203cm" svg:height="3.204cm" svg:x="1.31cm" svg:y="1.24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4.513cm" svg:y1="2.848cm" svg:x2="16.565cm" svg:y2="1.714cm" draw:start-shape="id1" draw:start-glue-point="10" draw:end-shape="id2" draw:end-glue-point="5" svg:d="M4513 2848l12052-1134" svg:viewBox="0 0 12053 1135">
          <text:p text:style-name="P1"/>
        </draw:connector>
        <draw:connector draw:style-name="gr8" draw:text-style-name="P3" draw:layer="layout" draw:type="line" svg:x1="4.513cm" svg:y1="2.848cm" svg:x2="17.698cm" svg:y2="8.222cm" draw:start-shape="id1" draw:start-glue-point="10" draw:end-shape="id3" draw:end-glue-point="4" svg:d="M4513 2848l13185 5374" svg:viewBox="0 0 13186 5375">
          <text:p/>
        </draw:connector>
        <draw:connector draw:style-name="gr9" draw:text-style-name="P3" draw:layer="layout" draw:type="line" svg:x1="4.513cm" svg:y1="2.848cm" svg:x2="17.698cm" svg:y2="15.721cm" draw:start-shape="id1" draw:start-glue-point="10" draw:end-shape="id4" draw:end-glue-point="4" svg:d="M4513 2848l13185 12873" svg:viewBox="0 0 13186 12874">
          <text:p/>
        </draw:connector>
        <draw:connector draw:style-name="gr9" draw:text-style-name="P3" draw:layer="layout" draw:type="line" svg:x1="4.513cm" svg:y1="2.848cm" svg:x2="17.698cm" svg:y2="22.75cm" draw:start-shape="id1" draw:start-glue-point="10" draw:end-shape="id5" draw:end-glue-point="4" svg:d="M4513 2848l13185 19902" svg:viewBox="0 0 13186 19903">
          <text:p/>
        </draw:connector>
        <draw:connector draw:style-name="gr9" draw:text-style-name="P3" draw:layer="layout" draw:type="line" svg:x1="4.513cm" svg:y1="9.824cm" svg:x2="16.096cm" svg:y2="2.848cm" draw:start-shape="id6" draw:start-glue-point="10" draw:end-shape="id2" draw:end-glue-point="6" svg:d="M4513 9824l11583-6976" svg:viewBox="0 0 11584 6977">
          <text:p/>
        </draw:connector>
        <draw:connector draw:style-name="gr9" draw:text-style-name="P3" draw:layer="layout" draw:type="line" svg:x1="4.513cm" svg:y1="9.824cm" svg:x2="16.565cm" svg:y2="8.691cm" draw:start-shape="id6" draw:start-glue-point="10" draw:end-shape="id3" draw:end-glue-point="5" svg:d="M4513 9824l12052-1133" svg:viewBox="0 0 12053 1134">
          <text:p/>
        </draw:connector>
        <draw:connector draw:style-name="gr9" draw:text-style-name="P3" draw:layer="layout" draw:type="line" svg:x1="4.513cm" svg:y1="9.824cm" svg:x2="16.565cm" svg:y2="16.19cm" draw:start-shape="id6" draw:start-glue-point="10" draw:end-shape="id4" draw:end-glue-point="5" svg:d="M4513 9824l12052 6366" svg:viewBox="0 0 12053 6367">
          <text:p/>
        </draw:connector>
        <draw:connector draw:style-name="gr9" draw:text-style-name="P3" draw:layer="layout" draw:type="line" svg:x1="4.513cm" svg:y1="9.824cm" svg:x2="16.565cm" svg:y2="23.219cm" draw:start-shape="id6" draw:start-glue-point="10" draw:end-shape="id5" draw:end-glue-point="5" svg:d="M4513 9824l12052 13395" svg:viewBox="0 0 12053 13396">
          <text:p/>
        </draw:connector>
        <draw:connector draw:style-name="gr9" draw:text-style-name="P3" draw:layer="layout" draw:type="line" svg:x1="4.513cm" svg:y1="17.323cm" svg:x2="16.565cm" svg:y2="3.981cm" draw:start-shape="id7" draw:start-glue-point="10" draw:end-shape="id2" draw:end-glue-point="7" svg:d="M4513 17323l12052-13342" svg:viewBox="0 0 12053 13343">
          <text:p/>
        </draw:connector>
        <draw:connector draw:style-name="gr9" draw:text-style-name="P3" draw:layer="layout" draw:type="line" svg:x1="4.513cm" svg:y1="17.323cm" svg:x2="16.096cm" svg:y2="9.824cm" draw:start-shape="id7" draw:start-glue-point="10" draw:end-shape="id3" draw:end-glue-point="6" svg:d="M4513 17323l11583-7499" svg:viewBox="0 0 11584 7500">
          <text:p/>
        </draw:connector>
        <draw:connector draw:style-name="gr9" draw:text-style-name="P3" draw:layer="layout" draw:type="line" svg:x1="4.513cm" svg:y1="17.323cm" svg:x2="16.096cm" svg:y2="17.323cm" draw:start-shape="id7" draw:start-glue-point="10" draw:end-shape="id4" draw:end-glue-point="6" svg:d="M4513 17323h11583" svg:viewBox="0 0 11584 1">
          <text:p/>
        </draw:connector>
        <draw:connector draw:style-name="gr9" draw:text-style-name="P3" draw:layer="layout" draw:type="line" svg:x1="4.513cm" svg:y1="17.323cm" svg:x2="16.096cm" svg:y2="24.353cm" draw:start-shape="id7" draw:start-glue-point="10" draw:end-shape="id5" draw:end-glue-point="6" svg:d="M4513 17323l11583 7030" svg:viewBox="0 0 11584 7031">
          <text:p/>
        </draw:connector>
        <draw:custom-shape draw:style-name="gr1" draw:text-style-name="P2" xml:id="id8" draw:id="id8" draw:layer="layout" svg:width="3.204cm" svg:height="3.206cm" svg:x="1.31cm" svg:y="22.7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type="line" svg:x1="4.514cm" svg:y1="24.353cm" svg:x2="17.698cm" svg:y2="4.45cm" draw:start-shape="id8" draw:start-glue-point="10" draw:end-shape="id2" draw:end-glue-point="8" svg:d="M4514 24353l13184-19903" svg:viewBox="0 0 13185 19904">
          <text:p/>
        </draw:connector>
        <draw:connector draw:style-name="gr10" draw:text-style-name="P3" draw:layer="layout" draw:type="line" svg:x1="4.514cm" svg:y1="24.353cm" svg:x2="16.565cm" svg:y2="10.957cm" draw:start-shape="id8" draw:start-glue-point="10" draw:end-shape="id3" draw:end-glue-point="7" svg:d="M4514 24353l12051-13396" svg:viewBox="0 0 12052 13397">
          <text:p/>
        </draw:connector>
        <draw:connector draw:style-name="gr10" draw:text-style-name="P3" draw:layer="layout" draw:type="line" svg:x1="4.514cm" svg:y1="24.353cm" svg:x2="16.565cm" svg:y2="18.456cm" draw:start-shape="id8" draw:start-glue-point="10" draw:end-shape="id4" draw:end-glue-point="7" svg:d="M4514 24353l12051-5897" svg:viewBox="0 0 12052 5898">
          <text:p/>
        </draw:connector>
        <draw:connector draw:style-name="gr10" draw:text-style-name="P3" draw:layer="layout" draw:type="line" svg:x1="4.514cm" svg:y1="24.353cm" svg:x2="16.565cm" svg:y2="25.487cm" draw:start-shape="id8" draw:start-glue-point="10" draw:end-shape="id5" draw:end-glue-point="7" svg:d="M4514 24353l12051 1134" svg:viewBox="0 0 12052 11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2" draw:fill-hatch-name="Hatching_20_91" draw:fill-image-name="Bitmap_20_1" draw:textarea-vertical-align="bottom" fo:wrap-option="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17:49:36.179953463</meta:creation-date>
    <dc:date>2019-09-22T08:47:25.071608614</dc:date>
    <meta:editing-duration>PT13H25M30S</meta:editing-duration>
    <meta:editing-cycles>2</meta:editing-cycles>
    <meta:generator>LibreOffice/6.0.7.3$Linux_X86_64 LibreOffice_project/00m0$Build-3</meta:generator>
    <meta:document-statistic meta:object-count="24"/>
  </office:meta>
</office:document-meta>
</file>